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14d2" officeooo:paragraph-rsid="001a14d2"/>
    </style:style>
    <style:style style:name="P2" style:family="paragraph" style:parent-style-name="Standard">
      <style:text-properties fo:font-weight="bold" officeooo:rsid="001a14d2" officeooo:paragraph-rsid="001a14d2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I Breakdown - Final Project</text:p>
      <text:p text:style-name="P1"/>
      <text:p text:style-name="P2">Loads - Generally Unprotected</text:p>
      <text:p text:style-name="P1"/>
      <text:p text:style-name="P1">POST /loads<text:tab/><text:tab/><text:tab/><text:tab/><text:tab/>Add a load</text:p>
      <text:p text:style-name="P1">GET /loads<text:tab/><text:tab/><text:tab/><text:tab/><text:tab/>Get all loads, paginated</text:p>
      <text:p text:style-name="P1">GET /loads/:load_id<text:tab/><text:tab/><text:tab/><text:tab/>Get a specific load</text:p>
      <text:p text:style-name="P1">PUT /loads/:load_id<text:tab/><text:tab/><text:tab/><text:tab/>Change the entire load</text:p>
      <text:p text:style-name="P1">PATCH /loads/:load_id<text:tab/><text:tab/><text:tab/>Change part of the load</text:p>
      <text:p text:style-name="P1">DELETE /loads/:load_id<text:tab/><text:tab/><text:tab/>Delete the load</text:p>
      <text:p text:style-name="P1"/>
      <text:p text:style-name="P2">Boats - Protected - Valid JWT and must be Registered</text:p>
      <text:p text:style-name="P1"/>
      <text:p text:style-name="P1">POST /boats<text:tab/><text:tab/><text:tab/><text:tab/><text:tab/>Add a boat</text:p>
      <text:p text:style-name="P1">GET /boats<text:tab/><text:tab/><text:tab/><text:tab/><text:tab/>Get all boats, paginated</text:p>
      <text:p text:style-name="P1">GET /boats/:boat_id<text:tab/><text:tab/><text:tab/><text:tab/>Get a specific boat</text:p>
      <text:p text:style-name="P1">PUT /boats/:boat_id<text:tab/><text:tab/><text:tab/><text:tab/>Change the entire boat</text:p>
      <text:p text:style-name="P1">PATCH /boats/:boat_id<text:tab/><text:tab/><text:tab/>Change part of the boat</text:p>
      <text:p text:style-name="P1">DELETE /boats/:boat_id<text:tab/><text:tab/><text:tab/>Delete the boat</text:p>
      <text:p text:style-name="P1"/>
      <text:p text:style-name="P1">PUT /boats/:boat_id/loads/:load_id<text:tab/><text:tab/>Add a load to a boat</text:p>
      <text:p text:style-name="P1">DELETE /boats/:boat_id/loads/:load_id<text:tab/>Remove a load from a boat.</text:p>
      <text:p text:style-name="P1"/>
      <text:p text:style-name="P2">Users - Unprotected</text:p>
      <text:p text:style-name="P1"/>
      <text:p text:style-name="P1">GET /users<text:tab/><text:tab/><text:tab/><text:tab/><text:tab/>Get all Use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5T17:55:58.510803952</meta:creation-date>
    <dc:date>2021-05-25T18:16:35.597756209</dc:date>
    <meta:editing-duration>PT10M27S</meta:editing-duration>
    <meta:editing-cycles>1</meta:editing-cycles>
    <meta:document-statistic meta:table-count="0" meta:image-count="0" meta:object-count="0" meta:page-count="1" meta:paragraph-count="19" meta:word-count="113" meta:character-count="755" meta:non-whitespace-character-count="620"/>
    <meta:generator>LibreOffice/6.4.7.2$Linux_X86_64 LibreOffice_project/40$Build-2</meta:generator>
  </office:meta>
</office:document-meta>
</file>